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61d6" officeooo:paragraph-rsid="000b61d6"/>
    </style:style>
    <style:style style:name="P2" style:family="paragraph" style:parent-style-name="Standard">
      <style:text-properties officeooo:rsid="000d5b4f" officeooo:paragraph-rsid="000d5b4f"/>
    </style:style>
    <style:style style:name="P3" style:family="paragraph" style:parent-style-name="Standard">
      <style:text-properties officeooo:rsid="000d7908" officeooo:paragraph-rsid="000d790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 Description]</text:p>
      <text:p text:style-name="P1">UrbanSound8k</text:p>
      <text:p text:style-name="P1">10 classes, each original sound file is sliced into chuncks of ~2s, containing “one” or “multiple” instances of the target sound (if such counting is meanfingul, e.g. a dog bark sample would contain several barks). </text:p>
      <text:p text:style-name="P1"/>
      <text:p text:style-name="P1">As the result of such dividing, samples from the same original sound file would be extremely similar and very easy to find without training a classifier. After the quanzation/pretraining procedure as described in, each data vector that represent such a slice will always be “closest” to those coming from the same file, under whatever sensible distance metric. The main goal of the learning system is therefore to acquire the generality of identifying those samples of the class from different sources.</text:p>
      <text:p text:style-name="P1"/>
      <text:p text:style-name="P1">As a baseline, the retrieval performance without using a classifier is shown in </text:p>
      <text:p text:style-name="P1">As we can see, given a simple example, even though the quantization step has significantly reduced data complexity/dimension/representation, interaction/training is absolutely required for the retrieval task. </text:p>
      <text:p text:style-name="P1"/>
      <text:p text:style-name="P1"/>
      <text:p text:style-name="P3">[Task]</text:p>
      <text:p text:style-name="P3"/>
      <text:p text:style-name="P3"/>
      <text:p text:style-name="P1"/>
      <text:p text:style-name="P1"/>
      <text:p text:style-name="P2">[Evaluatio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9T17:27:19.613595004</meta:creation-date>
    <meta:generator>LibreOffice/4.2.8.2$Linux_X86_64 LibreOffice_project/420m0$Build-2</meta:generator>
    <dc:date>2016-01-11T18:51:30.865774342</dc:date>
    <meta:editing-duration>P0D</meta:editing-duration>
    <meta:editing-cycles>1</meta:editing-cycles>
    <meta:document-statistic meta:table-count="0" meta:image-count="0" meta:object-count="0" meta:page-count="1" meta:paragraph-count="8" meta:word-count="159" meta:character-count="1054" meta:non-whitespace-character-count="900"/>
  </office:meta>
</office:document-meta>
</file>